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HeaderMethodArgumentResolverTests.uuidConversionWithEmp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MethodArgumentResolverTests.instant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HeaderMethodArgumentResolverTests.uuidConversionWithEmptyOrBlankValueOptional(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HeaderMethodArgumentResolverTests.uuidConversionWithInvali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HeaderMethodArgumentResolverTests.uuidConversionWithBlank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MethodArgumentResolverTests.resolveStringArray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HeaderMethodArgumentResolverTests.uuidConversionWithEmptyValue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MethodArgumentResolver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questHeaderMethodArgumentResolverTests.resolveDefaultValueFrom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HeaderMethodArgumentResolverTests.uuidConversionWithEmptyOrBlankValue(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Header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HeaderMethodArgumentResolverTests.resolveNameFromSystemPropertyThrough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HeaderMethodArgumentResolverTests.uuidConversionWithBlankValue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MethodArgumentResolverTests.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HeaderMethodArgumentResolverTests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MethodArgumentResolverTests.params( @ RequestHeader ( name = "name" , defaultValue = "bar" ) String param1 , @ RequestHeader ( "name" ) String [ ] param2 , @ RequestHeader ( name = "name" , defaultValue = "#{systemProperties.systemProperty}" ) String param3 , @ RequestHeader ( name = "name" , defaultValue = "#{request.contextPath}" ) String param4 , @ RequestHeader ( "#{systemProperties.systemProperty}" ) String param5 , @ RequestHeader ( "${systemProperty}" ) String param6 , @ RequestHeader ( "name" ) Map &lt; ? , ? &gt; unsupported , @ RequestHeader ( "name" ) Date dateParam , @ RequestHeader ( "name" ) Instant instantParam , @ RequestHeader ( "name" ) UUID uuid , @ RequestHeader ( name = "name" , required = false ) UUID uuid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HeaderMethodArgumentResolverTests.resolveString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HeaderMethodArgumentResolverTests.uuidConversionWithVali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HeaderMethodArgumentResolverTests.resolveDefaultValueFrom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HeaderMethodArgumentResolverTests.date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HeaderMethodArgumentResolverTests.resolve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HeaderMethodArgumentResolverTests.resolveNameFromSystemPropertyThrough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